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bookmark text:name="firstHeading"/>Размазня</text:h>
      <text:p text:style-name="Text_20_body"/>
      <text:p text:style-name="Text_20_body"/>
      <text:p text:style-name="Text_20_body">На днях я пригласил к себе в кабинет гувернантку моих детей, Юлию Васильевну. Нужно было посчитаться.</text:p>
      <text:p text:style-name="Text_20_body">— Садитесь, Юлия Васильевна! — сказал я ей. — Давайте посчитаемся. Вам наверное нужны деньги, а вы такая церемонная, что сами не спросите… Ну-с… Договорились мы с вами по тридцати рублей в месяц…</text:p>
      <text:p text:style-name="Text_20_body">— По сорока…</text:p>
      <text:p text:style-name="Text_20_body">— Нет, по тридцати… У меня записано… Я всегда платил гувернанткам по тридцати. Ну-с, прожили вы два месяца…</text:p>
      <text:p text:style-name="Text_20_body">— Два месяца и пять дней…</text:p>
      <text:p text:style-name="Text_20_body">— Ровно два месяца… У меня так записано. Следует вам, значит, шестьдесят рублей… Вычесть девять воскресений… вы ведь не занимались с Колей по воскресеньям, а гуляли только… да три праздника…</text:p>
      <text:p text:style-name="Text_20_body">Юлия Васильевна вспыхнула и затеребила оборочку, но… ни слова!..</text:p>
      <text:p text:style-name="Text_20_body">— Три праздника… Долой, следовательно, двенадцать рублей… Четыре дня Коля был болен и не было занятий… Вы занимались с одной только Варей… Три дня у вас болели зубы, и моя жена позволила вам не заниматься после обеда… Двенадцать и семь — девятнадцать. Вычесть… останется… гм… сорок один рубль… Верно?</text:p>
      <text:p text:style-name="Text_20_body">Левый глаз Юлии Васильевны покраснел и наполнился влагой. Подбородок ее задрожал. Она нервно закашляла, засморкалась, но — ни слова!..</text:p>
      <text:p text:style-name="Text_20_body">— Под Новый год вы разбили чайную чашку с блюдечком. Долой два рубля… Чашка стоит дороже, она фамильная, но… бог с вами! Где наше не пропадало? Потом-с, по вашему недосмотру Коля полез на дерево и порвал себе сюртучок… Долой десять… Горничная тоже по вашему недосмотру украла у Вари ботинки.</text:p>
      <text:p text:style-name="Text_20_body">Вы должны за всем смотреть. Вы жалованье получаете. Итак, значит, долой еще пять… Десятого января вы взяли у меня десять рублей…</text:p>
      <text:p text:style-name="Text_20_body">— Я не брала, — шепнула Юлия Васильевна.</text:p>
      <text:p text:style-name="Text_20_body">— Но у меня записано!</text:p>
      <text:p text:style-name="Text_20_body">— Ну, пусть… хорошо.</text:p>
      <text:p text:style-name="Text_20_body">— Из сорока одного вычесть двадцать семь — останется четырнадцать…</text:p>
      <text:p text:style-name="Text_20_body">Оба глаза наполнились слезами… На длинном хорошеньком носике выступил пот. Бедная девочка!</text:p>
      <text:p text:style-name="Text_20_body"><text:soft-page-break/>— Я раз только брала, — сказала она дрожащим голосом. — Я у вашей супруги взяла три рубля… Больше не брала…</text:p>
      <text:p text:style-name="Text_20_body">— Да? Ишь ведь, а у меня и не записано! Долой из четырнадцати три, останется одиннадцать… Вот вам ваши деньги, милейшая! Три… три, три… один и один… Получите-с!</text:p>
      <text:p text:style-name="Text_20_body">И я подал ей одиннадцать рублей… Она взяла и дрожащими пальчиками сунула их в карман.</text:p>
      <text:p text:style-name="Text_20_body">— Merci, — прошептала она.</text:p>
      <text:p text:style-name="Text_20_body">Я вскочил и заходил по комнате. Меня охватила злость.</text:p>
      <text:p text:style-name="Text_20_body">— За что же merci? — спросил я.</text:p>
      <text:p text:style-name="Text_20_body">— За деньги…</text:p>
      <text:p text:style-name="Text_20_body">— Но ведь я же вас обобрал, чёрт возьми, ограбил! Ведь я украл у вас! За что же merci?</text:p>
      <text:p text:style-name="Text_20_body">— В других местах мне и вовсе не давали…</text:p>
      <text:p text:style-name="Text_20_body">— Не давали? И не мудрено! Я пошутил над вами, жестокий урок дал вам… Я отдам вам все ваши восемьдесят! Вон они в конверте для вас приготовлены! Но разве можно быть такой кислятиной? Отчего вы не протестуете? Чего молчите? Разве можно на этом свете не быть зубастой? Разве можно быть такой размазней?</text:p>
      <text:p text:style-name="Text_20_body">Она кисло улыбнулась, и я прочел на ее лице: «Можно!»</text:p>
      <text:p text:style-name="Text_20_body">Я попросил у нее прощение за жестокий урок и отдал ей, к великому ее удивлению, все восемьдесят. Она робко замерсикала и вышла… Я поглядел ей вслед и подумал: легко на этом свете быть сильным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09:46:43.618667719</meta:creation-date>
    <dc:date>2018-03-02T09:48:33.217535227</dc:date>
    <meta:editing-duration>PT1M50S</meta:editing-duration>
    <meta:editing-cycles>1</meta:editing-cycles>
    <meta:document-statistic meta:table-count="0" meta:image-count="0" meta:object-count="0" meta:page-count="2" meta:paragraph-count="29" meta:word-count="477" meta:character-count="2937" meta:non-whitespace-character-count="2460"/>
    <meta:generator>LibreOffice/5.2.2.2$Linux_X86_64 LibreOffice_project/20m0$Build-2</meta:generator>
  </office:meta>
</office:document-meta>
</file>